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tkinson Hyperlegible" officeooo:rsid="0000e1aa" officeooo:paragraph-rsid="0000e1aa"/>
    </style:style>
    <style:style style:name="P2" style:family="paragraph" style:parent-style-name="Standard">
      <style:paragraph-properties fo:text-align="center" style:justify-single-word="false"/>
      <style:text-properties style:font-name="Atkinson Hyperlegible" officeooo:rsid="0000e1aa" officeooo:paragraph-rsid="0000e1aa"/>
    </style:style>
    <style:style style:name="P3" style:family="paragraph" style:parent-style-name="Standard">
      <style:text-properties style:font-name="Atkinson Hyperlegible" fo:font-weight="bold" officeooo:rsid="0000e1aa" officeooo:paragraph-rsid="0000e1a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18pt" fo:font-weight="bold" officeooo:rsid="0000e1aa" officeooo:paragraph-rsid="0000e1aa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Atkinson Hyperlegible" fo:font-weight="normal" officeooo:rsid="00019e93" officeooo:paragraph-rsid="00019e93" style:font-weight-asian="normal" style:font-weight-complex="normal"/>
    </style:style>
    <style:style style:name="P6" style:family="paragraph" style:parent-style-name="Standard">
      <style:text-properties style:font-name="Atkinson Hyperlegible" fo:font-size="12pt" fo:font-weight="normal" officeooo:rsid="0000e1aa" officeooo:paragraph-rsid="0000e1aa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tkinson Hyperlegible" fo:font-size="12pt" fo:font-weight="normal" officeooo:rsid="00019e93" officeooo:paragraph-rsid="00019e93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tkinson Hyperlegible" fo:font-size="12pt" fo:font-weight="normal" officeooo:rsid="0001eb3b" officeooo:paragraph-rsid="0001eb3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loext:opacity="0%" style:font-name="Atkinson Hyperlegible" fo:font-size="12pt" fo:font-weight="normal" officeooo:paragraph-rsid="0000e1aa" style:font-size-asian="12pt" style:font-size-complex="12pt"/>
    </style:style>
    <style:style style:name="P10" style:family="paragraph" style:parent-style-name="Standard">
      <style:text-properties fo:font-variant="normal" fo:text-transform="none" fo:color="#444444" loext:opacity="100%" style:font-name="Atkinson Hyperlegible" fo:font-size="12pt" fo:letter-spacing="normal" fo:font-style="normal" fo:font-weight="normal" officeooo:rsid="0000e1aa" officeooo:paragraph-rsid="0000e1a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loext:opacity="0%" style:font-name="Atkinson Hyperlegible" fo:font-size="12pt" fo:font-weight="normal" officeooo:paragraph-rsid="00077ce4" style:font-size-asian="12pt" style:font-size-complex="12pt"/>
    </style:style>
    <style:style style:name="P12" style:family="paragraph" style:parent-style-name="Standard">
      <style:text-properties style:use-window-font-color="true" loext:opacity="0%" style:font-name="Atkinson Hyperlegible" fo:font-size="12pt" fo:font-weight="normal" officeooo:paragraph-rsid="0008990b" style:font-size-asian="12pt" style:font-size-complex="12pt"/>
    </style:style>
    <style:style style:name="P13" style:family="paragraph" style:parent-style-name="Standard">
      <style:text-properties style:font-name="Atkinson Hyperlegible" fo:font-weight="normal" officeooo:rsid="00019e93" officeooo:paragraph-rsid="00077ce4" style:font-weight-asian="normal" style:font-weight-complex="normal"/>
    </style:style>
    <style:style style:name="P14" style:family="paragraph" style:parent-style-name="Standard">
      <style:text-properties style:font-name="Atkinson Hyperlegible" fo:font-weight="normal" officeooo:rsid="00019e93" officeooo:paragraph-rsid="0008990b" style:font-weight-asian="normal" style:font-weight-complex="normal"/>
    </style:style>
    <style:style style:name="P15" style:family="paragraph" style:parent-style-name="Standard">
      <style:text-properties style:font-name="Atkinson Hyperlegible" fo:font-size="12pt" fo:font-weight="normal" officeooo:rsid="0000e1aa" officeooo:paragraph-rsid="00077ce4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tkinson Hyperlegible" fo:font-size="12pt" fo:font-weight="normal" officeooo:rsid="0000e1aa" officeooo:paragraph-rsid="0008990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tkinson Hyperlegible" fo:font-size="12pt" fo:font-weight="normal" officeooo:rsid="00019e93" officeooo:paragraph-rsid="00077ce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tkinson Hyperlegible" fo:font-size="12pt" fo:font-weight="normal" officeooo:rsid="00019e93" officeooo:paragraph-rsid="0008990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tkinson Hyperlegible" fo:font-size="12pt" fo:font-weight="normal" officeooo:rsid="0001eb3b" officeooo:paragraph-rsid="00077ce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tkinson Hyperlegible" fo:font-size="12pt" fo:font-weight="normal" officeooo:rsid="0001eb3b" officeooo:paragraph-rsid="0008990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tkinson Hyperlegible" fo:font-size="12pt" fo:font-weight="normal" officeooo:rsid="0008990b" officeooo:paragraph-rsid="0008990b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01eb3b" style:font-weight-asian="normal" style:font-weight-complex="normal"/>
    </style:style>
    <style:style style:name="T3" style:family="text">
      <style:text-properties fo:font-variant="normal" fo:text-transform="none" fo:letter-spacing="normal" fo:font-style="normal" officeooo:rsid="0000e1aa" style:font-weight-asian="normal" style:font-weight-complex="normal"/>
    </style:style>
    <style:style style:name="T4" style:family="text">
      <style:text-properties fo:font-variant="normal" fo:text-transform="none" fo:letter-spacing="normal" fo:font-style="normal" officeooo:rsid="0004d09a"/>
    </style:style>
    <style:style style:name="T5" style:family="text">
      <style:text-properties officeooo:rsid="00019e93"/>
    </style:style>
    <style:style style:name="T6" style:family="text">
      <style:text-properties officeooo:rsid="0001eb3b"/>
    </style:style>
    <style:style style:name="T7" style:family="text">
      <style:text-properties officeooo:rsid="00077ce4"/>
    </style:style>
    <style:style style:name="T8" style:family="text">
      <style:text-properties officeooo:rsid="000899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eluya, Alaba al señor</text:p>
      <text:p text:style-name="P2">Salmo 145 (146) – Paolo Rita</text:p>
      <text:p text:style-name="P1"/>
      <text:p text:style-name="P1">Sol <text:s text:c="7"/>Re Mim <text:s text:c="4"/>Sim Re</text:p>
      <text:p text:style-name="P3">¡ALELUYA! ¡ALELUYA!</text:p>
      <text:p text:style-name="P1">Sol <text:s text:c="6"/>Re <text:s text:c="2"/>Do <text:s text:c="6"/>Si7</text:p>
      <text:p text:style-name="P3">¡ALELUYA! ¡ALELUYA!</text:p>
      <text:p text:style-name="P3"/>
      <text:p text:style-name="P5"><text:s text:c="3"/>Sol <text:s text:c="27"/>Re</text:p>
      <text:p text:style-name="P6"><text:span text:style-name="T7">1. </text:span>Alaba al Señor alma mía,</text:p>
      <text:p text:style-name="P7">Mim <text:s text:c="31"/>Sim <text:s text:c="7"/><text:span text:style-name="T6">Re</text:span></text:p>
      <text:p text:style-name="P6">y <text:span text:style-name="T5">todo mi ser</text:span> a su santo nombre.</text:p>
      <text:p text:style-name="P8">Sol <text:s text:c="34"/>Re</text:p>
      <text:p text:style-name="P6">Toda la vida alabare al Señor,</text:p>
      <text:p text:style-name="P8">Do <text:s text:c="38"/>Si7</text:p>
      <text:p text:style-name="P9"><text:span text:style-name="T2">tañere</text:span><text:span text:style-name="T3"> a mi Dios </text:span><text:span text:style-name="T1">mientras </text:span><text:span text:style-name="T4">viva</text:span><text:span text:style-name="T3">.</text:span></text:p>
      <text:p text:style-name="P10"/>
      <text:p text:style-name="P13"><text:s text:c="3"/>Sol <text:s text:c="43"/>Re</text:p>
      <text:p text:style-name="P15"><text:span text:style-name="T7">2. No pongo mi confianza en los fuertes</text:span></text:p>
      <text:p text:style-name="P17">Mim <text:s text:c="40"/>Sim <text:s/><text:span text:style-name="T6">Re</text:span></text:p>
      <text:p text:style-name="P15"><text:span text:style-name="T7">en el hombre que no puede salvar</text:span>.</text:p>
      <text:p text:style-name="P19">Sol <text:s text:c="40"/>Re</text:p>
      <text:p text:style-name="P15"><text:span text:style-name="T7">Vuelven al polvo cuando mueren</text:span>,</text:p>
      <text:p text:style-name="P19">Do <text:s text:c="38"/>Si7</text:p>
      <text:p text:style-name="P11"><text:span text:style-name="T7">ese día se acaban sus proyectos</text:span>.</text:p>
      <text:p text:style-name="P11"/>
      <text:p text:style-name="P14"><text:s text:c="3"/>Sol <text:s text:c="45"/>Re</text:p>
      <text:p text:style-name="P16"><text:span text:style-name="T8">3</text:span><text:span text:style-name="T7">. </text:span><text:span text:style-name="T8">Mas tu Señor, abres los ojos al ciego</text:span></text:p>
      <text:p text:style-name="P18">Mim <text:s text:c="32"/>Sim <text:s/><text:span text:style-name="T6">Re</text:span></text:p>
      <text:p text:style-name="P16"><text:span text:style-name="T8">traes justicia a los oprimidos</text:span>.</text:p>
      <text:p text:style-name="P20">Sol <text:s text:c="35"/>Re</text:p>
      <text:p text:style-name="P21">Tú das pan a los hambrientos</text:p>
      <text:p text:style-name="P20">Do <text:s text:c="35"/>Si7</text:p>
      <text:p text:style-name="P12"><text:span text:style-name="T8">el Señor libera a los cautivos</text:span>.</text:p>
      <text:p text:style-name="P12"/>
      <text:p text:style-name="P14"><text:s text:c="3"/>Sol <text:s text:c="37"/>Re</text:p>
      <text:p text:style-name="P16"><text:span text:style-name="T8">4</text:span><text:span text:style-name="T7">. </text:span><text:span text:style-name="T8">Feliz quien espera en el Señor</text:span></text:p>
      <text:p text:style-name="P18">Mim <text:s text:c="44"/>Sim <text:s/><text:span text:style-name="T6">Re</text:span></text:p>
      <text:p text:style-name="P16"><text:span text:style-name="T8">quien pone su fe en el Dios de Jacob</text:span>.</text:p>
      <text:p text:style-name="P20">Sol <text:s text:c="33"/>Re</text:p>
      <text:p text:style-name="P21">El Señor reina para siempre</text:p>
      <text:p text:style-name="P20">Do <text:s text:c="35"/>Si7</text:p>
      <text:p text:style-name="P12"><text:span text:style-name="T8">tu Dios Sión de edad en edad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6:38:18.959927144</meta:creation-date>
    <dc:date>2024-01-15T17:33:48.906948072</dc:date>
    <meta:editing-duration>PT34M27S</meta:editing-duration>
    <meta:editing-cycles>7</meta:editing-cycles>
    <meta:generator>LibreOffice/7.5.6.2$Linux_X86_64 LibreOffice_project/50$Build-2</meta:generator>
    <meta:document-statistic meta:table-count="0" meta:image-count="0" meta:object-count="0" meta:page-count="1" meta:paragraph-count="38" meta:word-count="164" meta:character-count="1376" meta:non-whitespace-character-count="615"/>
  </office:meta>
</office:document-meta>
</file>